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mm" fo:margin-right="0mm" fo:text-indent="0mm" style:auto-text-indent="false"/>
    </style:style>
    <style:style style:name="P2" style:family="paragraph" style:parent-style-name="Standard" style:master-page-name="Standard">
      <style:paragraph-properties style:page-number="1"/>
      <style:text-properties fo:color="#ff9900" loext:opacity="100%" style:font-name="Liberation Serif" fo:font-size="19pt" fo:font-weight="bold" style:font-size-asian="19pt" style:font-weight-asian="bold" style:font-size-complex="19pt"/>
    </style:style>
    <style:style style:name="P3" style:family="paragraph" style:parent-style-name="Standard">
      <style:text-properties fo:color="#f1c232" loext:opacity="100%" style:font-name="Liberation Serif" fo:font-size="14pt" style:font-size-asian="14pt" style:font-size-complex="14pt"/>
    </style:style>
    <style:style style:name="P4" style:family="paragraph" style:parent-style-name="Standard" style:list-style-name="WWNum1">
      <style:paragraph-properties fo:margin-left="12.7mm" fo:margin-right="0mm" fo:text-indent="-6.35mm" style:auto-text-indent="false"/>
    </style:style>
    <style:style style:name="P5" style:family="paragraph" style:parent-style-name="Standard" style:list-style-name="WWNum2">
      <style:paragraph-properties fo:margin-left="12.7mm" fo:margin-right="0mm" fo:text-indent="-6.35mm" style:auto-text-indent="false"/>
    </style:style>
    <style:style style:name="P6" style:family="paragraph" style:parent-style-name="Standard">
      <style:text-properties style:font-name="Liberation Serif" fo:font-size="14pt" style:font-size-asian="14pt" style:font-size-complex="14pt"/>
    </style:style>
    <style:style style:name="P7" style:family="paragraph" style:parent-style-name="Standard">
      <style:text-properties style:font-name="Liberation Serif" fo:font-size="13pt" style:font-size-asian="13pt" style:font-size-complex="13pt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margin-left="0mm" fo:margin-right="0mm" fo:text-indent="0mm" style:auto-text-indent="false"/>
      <style:text-properties style:font-name="Liberation Serif"/>
    </style:style>
    <style:style style:name="P10" style:family="paragraph" style:parent-style-name="Standard">
      <style:paragraph-properties fo:margin-left="0mm" fo:margin-right="0mm" fo:text-indent="0mm" style:auto-text-indent="false"/>
      <style:text-properties style:font-name="Liberation Serif" officeooo:rsid="0020b1c3" officeooo:paragraph-rsid="0020b1c3"/>
    </style:style>
    <style:style style:name="P11" style:family="paragraph" style:parent-style-name="Standard">
      <style:paragraph-properties fo:margin-left="0mm" fo:margin-right="0mm" fo:text-indent="0mm" style:auto-text-indent="false"/>
      <style:text-properties style:font-name="Liberation Serif" officeooo:paragraph-rsid="001f0eb4"/>
    </style:style>
    <style:style style:name="P12" style:family="paragraph" style:parent-style-name="Standard">
      <style:text-properties style:font-name="Liberation Serif" officeooo:paragraph-rsid="001f0eb4"/>
    </style:style>
    <style:style style:name="P13" style:family="paragraph" style:parent-style-name="Standard" style:list-style-name="L2">
      <style:text-properties style:font-name="Liberation Serif" officeooo:paragraph-rsid="001f0eb4"/>
    </style:style>
    <style:style style:name="P14" style:family="paragraph" style:parent-style-name="Standard" style:list-style-name="L3">
      <style:text-properties style:font-name="Liberation Serif" officeooo:paragraph-rsid="001f0eb4"/>
    </style:style>
    <style:style style:name="P15" style:family="paragraph" style:parent-style-name="Standard">
      <style:paragraph-properties fo:margin-left="0mm" fo:margin-right="0mm" fo:text-indent="0mm" style:auto-text-indent="false"/>
      <style:text-properties officeooo:paragraph-rsid="00239a5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a5a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officeooo:rsid="0020b1c3"/>
    </style:style>
    <style:style style:name="T7" style:family="text">
      <style:text-properties officeooo:rsid="00239a5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9a5a" style:font-weight-asian="normal" style:font-weight-complex="normal"/>
    </style:style>
    <style:style style:name="T10" style:family="text">
      <style:text-properties style:font-name="Liberation Serif" fo:font-weight="bold" officeooo:rsid="00239a5a" style:font-weight-asian="bold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239a5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etto Unibook</text:p>
      <text:p text:style-name="P3">Documento di Visione</text:p>
      <text:p text:style-name="P6"/>
      <text:p text:style-name="P7">1. Introduzione</text:p>
      <text:p text:style-name="P8">Si vuole realizzare un sistema di gestione delle risorse universitarie dell’Università di Pavia.</text:p>
      <text:p text:style-name="P8"/>
      <text:p text:style-name="P8">1.1 Scopo</text:p>
      <text:p text:style-name="P9">Con questo documento si vogliono descrivere le specifiche e i requisiti iniziali del progetto.</text:p>
      <text:p text:style-name="P9"/>
      <text:p text:style-name="P10">1.2 Scopo del progetto</text:p>
      <text:p text:style-name="P10">Questo progetto deve permettere la possibilità da parte degli utenti di prenotare/affittare risorse fornite dall’Università. Alcuni utenti (professori e ricercatori) avranno la possibilità di aggiungere risorse prenotabili e affittabili dagli studenti.</text:p>
      <text:p text:style-name="P9"/>
      <text:p text:style-name="P9">1.2 <text:span text:style-name="T7">Glossario</text:span></text:p>
      <text:p text:style-name="P9"/>
      <text:p text:style-name="P9"><text:span text:style-name="T1">Utente:</text:span> indica tutti le tipologie di utenti presenti nel sistema, si parla quindi di Studenti, Professori e Ricercatori.</text:p>
      <text:p text:style-name="P9"/>
      <text:p text:style-name="P9"><text:span text:style-name="T1">Admin:</text:span> indica l’amministratore/i di sistema, saranno coloro che apporteranno modifiche, aggiungeranno Professori e Ricercatori al sistema.</text:p>
      <text:p text:style-name="P9"/>
      <text:p text:style-name="P9"><text:span text:style-name="T2">UML</text:span> (Unified Modeling Language, "linguaggio di modellazione unificato"): in ingegneria del software, UML viene usato soprattutto per descrivere il dominio applicativo di un sistema software e/o il comportamento e la struttura del sistema stesso. </text:p>
      <text:p text:style-name="P9"/>
      <text:p text:style-name="P15"><text:span text:style-name="T10">TCP </text:span><text:span text:style-name="T12">(</text:span><text:span text:style-name="Strong_20_Emphasis"><text:span text:style-name="T11">Transmission Control Protocol</text:span></text:span><text:span text:style-name="T12">): è un protocollo di rete a pacchetto, che si occupa di controllo della trasmissione ovvero rendere affidabile la comunicazione dati in rete tra mittente e destinatario.</text:span></text:p>
      <text:p text:style-name="P15"><text:span text:style-name="T12"/></text:p>
      <text:p text:style-name="P15"><text:span text:style-name="T10">Query</text:span><text:span text:style-name="T12">, è un’ interrogazione in un database per raccogliere informazioni. </text:span></text:p>
      <text:p text:style-name="P9"/>
      <text:p text:style-name="P9"><text:span text:style-name="T4">2. Descrizione Generale</text:span></text:p>
      <text:p text:style-name="P10">Il prodotto si presenta come un applicativo, installabile da tutti gli utenti sul proprio dispositivo. Per utilizzare questo applicativo è necessaria una connessione ad internet.</text:p>
      <text:p text:style-name="P10">L’applicativo si connette inoltre ad un server centralizzato, dove sono salvati tutti i dati, necessari al suo funzionamento.</text:p>
      <text:p text:style-name="P9"/>
      <text:p text:style-name="P11">2.1 Prospettive e funzioni del prodotto (requisiti funzionali)</text:p>
      <text:p text:style-name="P11"/>
      <text:list text:style-name="L2">
        <text:list-item>
          <text:p text:style-name="P13"><text:span text:style-name="T5">Registrazione degli utenti:</text:span></text:p>
          <text:list>
            <text:list-item>
              <text:p text:style-name="P13">Agli studenti sarà permessa la registrazione autonoma al sistema indicando la propria matricola (la quale verrà utilizzata per l’accesso), nome, cognome, email d’istituto, indirizzo di studi e password per gli accessi futuri, mantenendo una distinzione con Professori e Ricercatori. I professori avranno la possibilità di essere iscritti a più indirizzi di studi.</text:p>
            </text:list-item>
          </text:list>
        </text:list-item>
        <text:list-item>
          <text:p text:style-name="P13"><text:span text:style-name="T5">Login utenti</text:span></text:p>
          <text:list>
            <text:list-item>
              <text:p text:style-name="P13"><text:soft-page-break/>Gli utenti potranno accedere alla piattaforma inserendo la propria matricola e la password definiti nella registrazione.</text:p>
            </text:list-item>
          </text:list>
        </text:list-item>
        <text:list-item>
          <text:p text:style-name="P13"><text:span text:style-name="T5">Prenotazione risorse</text:span></text:p>
          <text:list>
            <text:list-item>
              <text:p text:style-name="P13">Gli utenti avranno la possibilità di prenotare le risorse universitarie (quali postazioni, laboratori …) specificando data, ora e periodo di utilizzo, differenziando, anche qui, tra le diverse tipologie di utente.</text:p>
            </text:list-item>
            <text:list-item>
              <text:p text:style-name="P13">Il sistema informerà l’utente se la risorsa è disponibile e inoltre fornirà la possibilità (da parte dell’utente) di vedere le prenotazioni future e poterle annullare.</text:p>
            </text:list-item>
            <text:list-item>
              <text:p text:style-name="P13">Gli utenti saranno notificati dal sistema all’avvicinarsi della prenotazione.</text:p>
            </text:list-item>
            <text:list-item>
              <text:p text:style-name="P13">Riguardante la prenotazione, i professori avranno una precedenza sugli studenti e ricercatori, dato che potranno prenotare un’aula intera (a patto che questa non sia prenotata per più del 50%).</text:p>
            </text:list-item>
          </text:list>
        </text:list-item>
        <text:list-item>
          <text:p text:style-name="P13"><text:span text:style-name="T5">Affitto risorse</text:span></text:p>
          <text:list>
            <text:list-item>
              <text:p text:style-name="P13">Gli utenti avranno la possibilità di affittare per un periodo delle risorse universitarie (dominio, server database …) specificando la data d’inizio e la data di fine. Anche qui il sistema informerà l’utente se la risorsa è disponibile, a quel punto verranno calcolati e comunicati i costi della risorsa e si procederà al pagamento, in questo caso i professori e ricercatori avranno delle agevolazioni sull’affitto di queste risorse.</text:p>
            </text:list-item>
            <text:list-item>
              <text:p text:style-name="P13">All’avvicinarsi della scadenza gli utenti verranno notificati e avranno la possibilità di prolungare il periodo di affitto (a patto che le risorse siano disponibili).</text:p>
            </text:list-item>
          </text:list>
        </text:list-item>
        <text:list-item>
          <text:p text:style-name="P13"><text:span text:style-name="T5">Storico</text:span></text:p>
          <text:list>
            <text:list-item>
              <text:p text:style-name="P13">Sarà possibile ottenere e consultare lo storico di prenotazioni e affitti effettuati (con relativi pagamenti).</text:p>
            </text:list-item>
          </text:list>
        </text:list-item>
        <text:list-item>
          <text:p text:style-name="P13"><text:span text:style-name="T5">Gestione delle risorse</text:span></text:p>
          <text:list>
            <text:list-item>
              <text:p text:style-name="P13">Solo alcuni utenti (professori, ricercatori e admin) avranno la possibilità di aggiungere, specificando se saranno prenotabili o affittabili, e rimuovere risorse. Un utente potrà rimuovere solamente le risorse da lui inserite (a differenza degli admin che potranno rimuovere qualsiasi risorsa).</text:p>
            </text:list-item>
          </text:list>
        </text:list-item>
        <text:list-item>
          <text:p text:style-name="P13"><text:span text:style-name="T5">Comunicazioni tra utenti</text:span></text:p>
          <text:list>
            <text:list-item>
              <text:p text:style-name="P13">Gli utenti avranno la possibilità di comunicare tra loro tramite un servizio di messaggistica. La ricezione di un messaggio verrà notificata all’utente. </text:p>
            </text:list-item>
          </text:list>
        </text:list-item>
        <text:list-item>
          <text:p text:style-name="P13"><text:span text:style-name="T5">Condivisione file</text:span></text:p>
          <text:list>
            <text:list-item>
              <text:p text:style-name="P13">Gli utenti avranno la possibilità di caricare file (es. slide, appunti…) sulla piattaforma e di scaricare file inseriti da altri utenti.</text:p>
            </text:list-item>
          </text:list>
        </text:list-item>
      </text:list>
      <text:p text:style-name="P7"/>
      <text:p text:style-name="P12">2.2 Requisiti non funzionali</text:p>
      <text:list text:style-name="L3">
        <text:list-item>
          <text:p text:style-name="P14"><text:span text:style-name="T5">Usabilità</text:span></text:p>
          <text:list>
            <text:list-item>
              <text:p text:style-name="P14">Tutti gli utenti, indipendentemente dal sistema operativo da loro utilizzato, potranno accedere alla piattaforma. Per utilizzare la piattaforma sarà necessaria una connessione ad internet.</text:p>
            </text:list-item>
          </text:list>
        </text:list-item>
        <text:list-item>
          <text:p text:style-name="P14"><text:span text:style-name="T5">Interfaccia</text:span></text:p>
          <text:list>
            <text:list-item>
              <text:p text:style-name="P14">L’applicativo deve tener conto dell’utente che lo sta utilizzando, personalizzando l’interfaccia grafica (ad esempio un professore avrà delle sezioni aggiuntive rispetto agli altri utenti, date le maggiori funzionalità a sua disposizione).</text:p>
            </text:list-item>
          </text:list>
        </text:list-item>
        <text:list-item>
          <text:p text:style-name="P14"><text:span text:style-name="T5">Implementazione</text:span></text:p>
          <text:list>
            <text:list-item>
              <text:p text:style-name="P14">L’applicativo verrà sviluppato utilizzando un’architettura client server, soprattutto per i servizi di chat e gestione file. </text:p>
            </text:list-item>
          </text:list>
        </text:list-item>
        <text:list-item>
          <text:p text:style-name="P14"><text:span text:style-name="T5">Pagamento</text:span></text:p>
          <text:list>
            <text:list-item>
              <text:p text:style-name="P14"><text:soft-page-break/>Il pagamento dovrà essere gestito da un ente esterno al quale verranno comunicati i dettagli della transazione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5.64mm" fo:margin-bottom="1.41m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94mm" fo:margin-bottom="1.41m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4.23mm" fo:margin-bottom="1.41m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4.23mm" fo:margin-bottom="1.41m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mm" fo:margin-bottom="1.06m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mm" fo:margin-bottom="5.64m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462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3-12-15T17:07:51.757298856</dc:date>
    <meta:editing-duration>PT44M55S</meta:editing-duration>
    <meta:editing-cycles>5</meta:editing-cycles>
    <meta:document-statistic meta:table-count="0" meta:image-count="0" meta:object-count="0" meta:page-count="3" meta:paragraph-count="47" meta:word-count="727" meta:character-count="5038" meta:non-whitespace-character-count="4382"/>
  </office:meta>
</office:document-meta>
</file>